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spräch mit Bürgermeister</text:p>
      <text:list xml:id="list1624652564524507868" text:style-name="L1">
        <text:list-item>
          <text:p text:style-name="P1">wenn man weiß, dass sie das Haus renoviert haben:</text:p>
          <text:list>
            <text:list-item>
              <text:p text:style-name="P1">warum sie wohl ausziehen? → renoviert zum Verkaufen?</text:p>
            </text:list-item>
            <text:list-item>
              <text:p text:style-name="P1">Aber wo ist Anne? Mädchen in dem Alter sind schon komisch → Julia redet immer weniger mit Papa/Bürgermeister</text:p>
            </text:list-item>
          </text:list>
        </text:list-item>
        <text:list-item>
          <text:p text:style-name="P1">wenn man ein Plakat zu Thomas Thomson gefunden hat:</text:p>
          <text:list>
            <text:list-item>
              <text:p text:style-name="P1">„Dieser Schnösel kümmert sich garnicht um die die Einwohner. Der will nur in die Politik und dann schnell weg von hier. Der hat irgendwoher nen Haufen Wahlspenden und Pflastert jetzt alles mit seinen Plakaten und unsinnigen versprechen zu. Wer braucht denn hier Gigabitinternet?!? Der führt irgendwas im schilde. ICH WEISS ES! Außerdem fährt er seit 2 Wochen nen neuen Porsche.“</text:p>
            </text:list-item>
          </text:list>
        </text:list-item>
      </text:list>
      <text:p text:style-name="Standard"/>
      <text:p text:style-name="Standard">Event:</text:p>
      <text:list xml:id="list6880282826257980931" text:style-name="L3">
        <text:list-item>
          <text:p text:style-name="P3">Gespräch mit Frau Müller als man sie zusammen packen sieht: sie scheint aufgebracht und wird völlig faserig als sie Bernd sieht. Sie ist eindeutig aufgewühlt und gibt nur einsilbige Antworten. Völlig untypisch für eine sonst so einladende und freundliche Person.</text:p>
        </text:list-item>
      </text:list>
      <text:p text:style-name="Standard"/>
      <text:p text:style-name="Standard"/>
      <text:p text:style-name="Standard">Event:</text:p>
      <text:list xml:id="list8263748652021529559" text:style-name="L2">
        <text:list-item>
          <text:p text:style-name="P2">Pizzaschachteln stapeln sich in Pauls Müll → ist erst wenige Tage da, so viele Pizzen kann man nicht allein essen</text:p>
        </text:list-item>
        <text:list-item>
          <text:p text:style-name="P2">Paul drauf ansprechen → wer war da? Wenn er ein Alibi hat, dann soll er es verraten, sonst könnte er in den Knast wandern</text:p>
        </text:list-item>
        <text:list-item>
          <text:p text:style-name="P2">Alle denken er wäre es gewesen → knickt ein und sagt er sei mit Julia zusammen gewesen, da er sich nicht raus traut weil alle so böse sind</text:p>
        </text:list-item>
        <text:list-item>
          <text:p text:style-name="P2">Julia kommt angelaufen, weil sie alles beobachtet hat und gesehen hat, dass Paul mit Polizei redet: „Er hat nichts getan jetzt lasst ihn doch mal alle in Ruhe!“ → „Ich weiß Paul hat mir gerade alles erzählt. Du bestätigst also seine Geschichte? Nur zu Sicherheit: erzähl du mir mal deine Version und Paul du solltest jetzt kurz still sein.“ → Die Geschichte bestätigt sich und damit scheint Paul aus dem Schneider zu sein. Doch wo ist Julia dann?</text:p>
        </text:list-item>
      </text:list>
      <text:p text:style-name="Standard"/>
      <text:p text:style-name="Standard">Event:</text:p>
      <text:list xml:id="list5394361221539311609" text:style-name="L4">
        <text:list-item>
          <text:p text:style-name="P4">Wenn Paul entlastet</text:p>
        </text:list-item>
        <text:list-item>
          <text:p text:style-name="P4">Miriam kommt an und erzählt, dass sie Annes Handy geortet hat: es wäre in der Sch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7T17:14:31.18</meta:creation-date>
    <meta:generator>OpenOffice/4.1.4$Win32 OpenOffice.org_project/414m5$Build-9788</meta:generator>
    <dc:date>2017-11-27T17:28:31.79</dc:date>
    <meta:editing-duration>PT14M</meta:editing-duration>
    <meta:editing-cycles>2</meta:editing-cycles>
    <meta:document-statistic meta:table-count="0" meta:image-count="0" meta:object-count="0" meta:page-count="1" meta:paragraph-count="16" meta:word-count="332" meta:character-count="1877"/>
  </office:meta>
</office:document-meta>
</file>